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919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1.4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BREAK_and_NO_OUTBREAK" table:style-name="ta1">
        <office:forms form:automatic-focus="false" form:apply-design-mode="false"/>
        <table:shapes>
          <draw:frame draw:z-index="0" draw:style-name="gr1" draw:text-style-name="P1" svg:width="29.8cm" svg:height="16.76cm" svg:x="7.056cm" svg:y="2.332cm">
            <draw:object draw:notify-on-update-of-ranges="OUTBREAK_and_NO_OUTBREAK.A2:OUTBREAK_and_NO_OUTBREAK.A31 OUTBREAK_and_NO_OUTBREAK.B1:OUTBREAK_and_NO_OUTBREAK.B1 OUTBREAK_and_NO_OUTBREAK.B2:OUTBREAK_and_NO_OUTBREAK.B31 OUTBREAK_and_NO_OUTBREAK.C1:OUTBREAK_and_NO_OUTBREAK.C1 OUTBREAK_and_NO_OUTBREAK.C2:OUTBREAK_and_NO_OUTBREAK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utbreak</text:p>
          </table:table-cell>
          <table:table-cell table:style-name="ce1" office:value-type="string" calcext:value-type="string">
            <text:p>No Outbreak</text:p>
          </table:table-cell>
          <table:table-cell/>
        </table:table-row>
        <table:table-row table:style-name="ro1">
          <table:table-cell office:value-type="string" calcext:value-type="string">
            <text:p>03/02-03/09</text:p>
          </table:table-cell>
          <table:table-cell office:value-type="float" office:value="1737" calcext:value-type="float">
            <text:p>1737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string" calcext:value-type="string">
            <text:p>03/09-3/16</text:p>
          </table:table-cell>
          <table:table-cell office:value-type="float" office:value="1253" calcext:value-type="float">
            <text:p>1253</text:p>
          </table:table-cell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string" calcext:value-type="string">
            <text:p>03/16-03/23</text:p>
          </table:table-cell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03/23-03/30</text:p>
          </table:table-cell>
          <table:table-cell office:value-type="float" office:value="210" calcext:value-type="float">
            <text:p>21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03/30-04/06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04/06-04/13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04/13-04/2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4/20-04/27</text:p>
          </table:table-cell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04/27-05/04</text:p>
          </table:table-cell>
          <table:table-cell office:value-type="float" office:value="257" calcext:value-type="float">
            <text:p>2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05/04-05/11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05/11-05/18</text:p>
          </table:table-cell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05/18-05/25</text:p>
          </table:table-cell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05/25-06/01</text:p>
          </table:table-cell>
          <table:table-cell office:value-type="float" office:value="452" calcext:value-type="float">
            <text:p>452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06/01-06/08</text:p>
          </table:table-cell>
          <table:table-cell office:value-type="float" office:value="899" calcext:value-type="float">
            <text:p>899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06/08-06/15</text:p>
          </table:table-cell>
          <table:table-cell office:value-type="float" office:value="1577" calcext:value-type="float">
            <text:p>1577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06/15-06/22</text:p>
          </table:table-cell>
          <table:table-cell office:value-type="float" office:value="1743" calcext:value-type="float">
            <text:p>1743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06/22-06/29</text:p>
          </table:table-cell>
          <table:table-cell office:value-type="float" office:value="1705" calcext:value-type="float">
            <text:p>1705</text:p>
          </table:table-cell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string" calcext:value-type="string">
            <text:p>06/29-07/06</text:p>
          </table:table-cell>
          <table:table-cell office:value-type="float" office:value="1299" calcext:value-type="float">
            <text:p>1299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string" calcext:value-type="string">
            <text:p>07/06-07/13</text:p>
          </table:table-cell>
          <table:table-cell office:value-type="float" office:value="1478" calcext:value-type="float">
            <text:p>1478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07/13-07/20</text:p>
          </table:table-cell>
          <table:table-cell office:value-type="float" office:value="1545" calcext:value-type="float">
            <text:p>1545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string" calcext:value-type="string">
            <text:p>07/20-07/27</text:p>
          </table:table-cell>
          <table:table-cell office:value-type="float" office:value="1526" calcext:value-type="float">
            <text:p>1526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string" calcext:value-type="string">
            <text:p>07/27-08/03</text:p>
          </table:table-cell>
          <table:table-cell office:value-type="float" office:value="1636" calcext:value-type="float">
            <text:p>1636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string" calcext:value-type="string">
            <text:p>08/03-08/10</text:p>
          </table:table-cell>
          <table:table-cell office:value-type="float" office:value="1461" calcext:value-type="float">
            <text:p>1461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string" calcext:value-type="string">
            <text:p>08/10-08/17</text:p>
          </table:table-cell>
          <table:table-cell office:value-type="float" office:value="1494" calcext:value-type="float">
            <text:p>149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string" calcext:value-type="string">
            <text:p>08/17-08/24</text:p>
          </table:table-cell>
          <table:table-cell office:value-type="float" office:value="1650" calcext:value-type="float">
            <text:p>1650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string" calcext:value-type="string">
            <text:p>08/24-08/31</text:p>
          </table:table-cell>
          <table:table-cell office:value-type="float" office:value="1434" calcext:value-type="float">
            <text:p>1434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string" calcext:value-type="string">
            <text:p>08/31-09/07</text:p>
          </table:table-cell>
          <table:table-cell office:value-type="float" office:value="1592" calcext:value-type="float">
            <text:p>1592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string" calcext:value-type="string">
            <text:p>09/07-09/14</text:p>
          </table:table-cell>
          <table:table-cell office:value-type="float" office:value="1052" calcext:value-type="float">
            <text:p>1052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09/14-09/21</text:p>
          </table:table-cell>
          <table:table-cell office:value-type="float" office:value="1297" calcext:value-type="float">
            <text:p>1297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string" calcext:value-type="string">
            <text:p>09/21-09/28</text:p>
          </table:table-cell>
          <table:table-cell office:value-type="float" office:value="1410" calcext:value-type="float">
            <text:p>1410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EW_OUTBREAK_June_multibar_data_bucket_dwell_20ONLY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&gt;20</text:p>
          </table:table-cell>
          <table:table-cell table:number-columns-repeated="1021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3/02-03/09</text:p>
          </table:table-cell>
          <table:table-cell office:value-type="float" office:value="1737" calcext:value-type="float">
            <text:p>1737</text:p>
          </table:table-cell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3/09-3/16</text:p>
          </table:table-cell>
          <table:table-cell office:value-type="float" office:value="1253" calcext:value-type="float">
            <text:p>1253</text:p>
          </table:table-cell>
          <table:table-cell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3/16-03/23</text:p>
          </table:table-cell>
          <table:table-cell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3/23-03/30</text:p>
          </table:table-cell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3/30-04/06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4/06-04/13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4/13-04/20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4/20-04/27</text:p>
          </table:table-cell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4/27-05/04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5/04-05/11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5/11-05/18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5/18-05/25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5/25-06/01</text:p>
          </table:table-cell>
          <table:table-cell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6/01-06/08</text:p>
          </table:table-cell>
          <table:table-cell office:value-type="float" office:value="899" calcext:value-type="float">
            <text:p>899</text:p>
          </table:table-cell>
          <table:table-cell table:number-columns-repeated="102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06/08-06/15</text:p>
          </table:table-cell>
          <table:table-cell office:value-type="float" office:value="1577" calcext:value-type="float">
            <text:p>1577</text:p>
          </table:table-cell>
          <table:table-cell table:number-columns-repeated="102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06/15-06/22</text:p>
          </table:table-cell>
          <table:table-cell office:value-type="float" office:value="1743" calcext:value-type="float">
            <text:p>1743</text:p>
          </table:table-cell>
          <table:table-cell table:number-columns-repeated="102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06/22-06/29</text:p>
          </table:table-cell>
          <table:table-cell office:value-type="float" office:value="1705" calcext:value-type="float">
            <text:p>1705</text:p>
          </table:table-cell>
          <table:table-cell table:number-columns-repeated="102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06/29-07/06</text:p>
          </table:table-cell>
          <table:table-cell office:value-type="float" office:value="1299" calcext:value-type="float">
            <text:p>1299</text:p>
          </table:table-cell>
          <table:table-cell table:number-columns-repeated="102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07/06-07/13</text:p>
          </table:table-cell>
          <table:table-cell office:value-type="float" office:value="1478" calcext:value-type="float">
            <text:p>1478</text:p>
          </table:table-cell>
          <table:table-cell table:number-columns-repeated="102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07/13-07/20</text:p>
          </table:table-cell>
          <table:table-cell office:value-type="float" office:value="1545" calcext:value-type="float">
            <text:p>1545</text:p>
          </table:table-cell>
          <table:table-cell table:number-columns-repeated="102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07/20-07/27</text:p>
          </table:table-cell>
          <table:table-cell office:value-type="float" office:value="1526" calcext:value-type="float">
            <text:p>1526</text:p>
          </table:table-cell>
          <table:table-cell table:number-columns-repeated="102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07/27-08/03</text:p>
          </table:table-cell>
          <table:table-cell office:value-type="float" office:value="1636" calcext:value-type="float">
            <text:p>1636</text:p>
          </table:table-cell>
          <table:table-cell table:number-columns-repeated="102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08/03-08/10</text:p>
          </table:table-cell>
          <table:table-cell office:value-type="float" office:value="1461" calcext:value-type="float">
            <text:p>1461</text:p>
          </table:table-cell>
          <table:table-cell table:number-columns-repeated="1021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08/10-08/17</text:p>
          </table:table-cell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08/17-08/24</text:p>
          </table:table-cell>
          <table:table-cell office:value-type="float" office:value="1650" calcext:value-type="float">
            <text:p>1650</text:p>
          </table:table-cell>
          <table:table-cell table:number-columns-repeated="1021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08/24-08/31</text:p>
          </table:table-cell>
          <table:table-cell office:value-type="float" office:value="1434" calcext:value-type="float">
            <text:p>1434</text:p>
          </table:table-cell>
          <table:table-cell table:number-columns-repeated="1021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08/31-09/07</text:p>
          </table:table-cell>
          <table:table-cell office:value-type="float" office:value="1592" calcext:value-type="float">
            <text:p>1592</text:p>
          </table:table-cell>
          <table:table-cell table:number-columns-repeated="1021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09/07-09/14</text:p>
          </table:table-cell>
          <table:table-cell office:value-type="float" office:value="1052" calcext:value-type="float">
            <text:p>1052</text:p>
          </table:table-cell>
          <table:table-cell table:number-columns-repeated="1021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09/14-09/21</text:p>
          </table:table-cell>
          <table:table-cell office:value-type="float" office:value="1297" calcext:value-type="float">
            <text:p>1297</text:p>
          </table:table-cell>
          <table:table-cell table:number-columns-repeated="1021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09/21-09/28</text:p>
          </table:table-cell>
          <table:table-cell office:value-type="float" office:value="1410" calcext:value-type="float">
            <text:p>1410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_NO_OUTBREAK_June_multibar_data_bucket_dwell_20ONLY" table:style-name="ta1">
        <office:forms form:automatic-focus="false" form:apply-design-mode="false"/>
        <table:table-column table:style-name="co6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&gt;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3/02-03/09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09-3/16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/16-03/2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23-03/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/30-04/0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/06-04/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/13-04/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/20-04/2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/27-05/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5/04-05/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/11-05/1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5/18-05/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5/25-06/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6/01-06/0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6/08-06/1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6/15-06/22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6/22-06/2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6/29-07/06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7/06-07/1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7/13-07/2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7/20-07/2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7/27-08/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03-08/1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10-08/1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17-08/2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4-08/31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/31-09/0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9/07-09/1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9/14-09/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9/21-09/28</text:p>
          </table:table-cell>
          <table:table-cell office:value-type="float" office:value="950" calcext:value-type="float">
            <text:p>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penpyxl</meta:initial-creator>
    <meta:creation-date>2022-05-03T08:44:16</meta:creation-date>
    <dc:date>2022-05-03T10:53:08.197400361</dc:date>
    <meta:generator>LibreOffice/7.3.2.2$MacOSX_AARCH64 LibreOffice_project/49f2b1bff42cfccbd8f788c8dc32c1c309559be0</meta:generator>
    <meta:editing-duration>PT8M30S</meta:editing-duration>
    <meta:editing-cycles>3</meta:editing-cycles>
    <meta:document-statistic meta:table-count="3" meta:cell-count="277" meta:object-count="1"/>
    <meta:user-defined meta:name="AppVersion">3.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01cm" svg:height="16.761cm" xlink:href=".." xlink:type="simple" chart:class="chart:line" chart:style-name="ch1">
        <chart:legend chart:legend-position="end" svg:x="0.73cm" svg:y="0.739cm" style:legend-expansion="custom" svg:width="28.608cm" svg:height="0.841cm" style:legend-expansion-aspect-ratio="34.0166468489893" chart:style-name="ch2"/>
        <chart:plot-area chart:style-name="ch3" table:cell-range-address="OUTBREAK_and_NO_OUTBREAK.A2:OUTBREAK_and_NO_OUTBREAK.C31 OUTBREAK_and_NO_OUTBREAK.B1:OUTBREAK_and_NO_OUTBREAK.C1" chart:data-source-has-labels="both" svg:x="1.609cm" svg:y="1.869cm" svg:width="27.487cm" svg:height="12.918cm">
          <chart:coordinate-region svg:x="3.11cm" svg:y="2.07cm" svg:width="25.844cm" svg:height="10.826cm"/>
          <chart:axis chart:dimension="x" chart:name="primary-x" chart:style-name="ch4" chartooo:axis-type="auto">
            <chartooo:date-scale/>
            <chart:title svg:x="14.245cm" svg:y="15.122cm" chart:style-name="ch5">
              <text:p>Dates (Weeks)</text:p>
            </chart:title>
            <chart:categories table:cell-range-address="OUTBREAK_and_NO_OUTBREAK.A2:OUTBREAK_and_NO_OUTBREAK.A31"/>
          </chart:axis>
          <chart:axis chart:dimension="y" chart:name="primary-y" chart:style-name="ch4">
            <chart:title svg:x="0.483cm" svg:y="10.385cm" chart:style-name="ch6">
              <text:p>Number of &gt;20 minute Visits</text:p>
            </chart:title>
            <chart:grid chart:style-name="ch7" chart:class="major"/>
          </chart:axis>
          <chart:series chart:style-name="ch8" chart:values-cell-range-address="OUTBREAK_and_NO_OUTBREAK.B2:OUTBREAK_and_NO_OUTBREAK.B31" chart:label-cell-address="OUTBREAK_and_NO_OUTBREAK.B1:OUTBREAK_and_NO_OUTBREAK.B1" chart:class="chart:line">
            <chart:data-point chart:repeated="30"/>
          </chart:series>
          <chart:series chart:style-name="ch9" chart:values-cell-range-address="OUTBREAK_and_NO_OUTBREAK.C2:OUTBREAK_and_NO_OUTBREAK.C31" chart:label-cell-address="OUTBREAK_and_NO_OUTBREAK.C1:OUTBREAK_and_NO_OUTBREAK.C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break</text:p>
                <draw:g>
                  <svg:desc>OUTBREAK_and_NO_OUTBREAK.B1:OUTBREAK_and_NO_OUTBREAK.B1</svg:desc>
                </draw:g>
              </table:table-cell>
              <table:table-cell office:value-type="string">
                <text:p>No Outbreak</text:p>
                <draw:g>
                  <svg:desc>OUTBREAK_and_NO_OUTBREAK.C1:OUTBREAK_and_NO_OUTBREA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2-03/09</text:p>
                <draw:g>
                  <svg:desc>OUTBREAK_and_NO_OUTBREAK.A2:OUTBREAK_and_NO_OUTBREAK.A31</svg:desc>
                </draw:g>
              </table:table-cell>
              <table:table-cell office:value-type="float" office:value="1737">
                <text:p>1737</text:p>
                <draw:g>
                  <svg:desc>OUTBREAK_and_NO_OUTBREAK.B2:OUTBREAK_and_NO_OUTBREAK.B31</svg:desc>
                </draw:g>
              </table:table-cell>
              <table:table-cell office:value-type="float" office:value="1429">
                <text:p>1429</text:p>
                <draw:g>
                  <svg:desc>OUTBREAK_and_NO_OUTBREAK.C2:OUTBREAK_and_NO_OUTBREAK.C31</svg:desc>
                </draw:g>
              </table:table-cell>
            </table:table-row>
            <table:table-row>
              <table:table-cell office:value-type="string">
                <text:p>03/09-3/16</text:p>
              </table:table-cell>
              <table:table-cell office:value-type="float" office:value="1253">
                <text:p>1253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03/16-03/23</text:p>
              </table:table-cell>
              <table:table-cell office:value-type="float" office:value="310">
                <text:p>31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03/23-03/30</text:p>
              </table:table-cell>
              <table:table-cell office:value-type="float" office:value="210">
                <text:p>2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3/30-04/06</text:p>
              </table:table-cell>
              <table:table-cell office:value-type="float" office:value="150">
                <text:p>1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4/06-04/13</text:p>
              </table:table-cell>
              <table:table-cell office:value-type="float" office:value="152">
                <text:p>1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4/13-04/20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4/20-04/27</text:p>
              </table:table-cell>
              <table:table-cell office:value-type="float" office:value="207">
                <text:p>2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4/27-05/04</text:p>
              </table:table-cell>
              <table:table-cell office:value-type="float" office:value="257">
                <text:p>2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5/04-05/11</text:p>
              </table:table-cell>
              <table:table-cell office:value-type="float" office:value="196">
                <text:p>1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05/11-05/18</text:p>
              </table:table-cell>
              <table:table-cell office:value-type="float" office:value="272">
                <text:p>2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05/18-05/25</text:p>
              </table:table-cell>
              <table:table-cell office:value-type="float" office:value="400">
                <text:p>4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05/25-06/01</text:p>
              </table:table-cell>
              <table:table-cell office:value-type="float" office:value="452">
                <text:p>4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06/01-06/08</text:p>
              </table:table-cell>
              <table:table-cell office:value-type="float" office:value="899">
                <text:p>89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06/08-06/15</text:p>
              </table:table-cell>
              <table:table-cell office:value-type="float" office:value="1577">
                <text:p>157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06/15-06/22</text:p>
              </table:table-cell>
              <table:table-cell office:value-type="float" office:value="1743">
                <text:p>174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06/22-06/29</text:p>
              </table:table-cell>
              <table:table-cell office:value-type="float" office:value="1705">
                <text:p>170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06/29-07/06</text:p>
              </table:table-cell>
              <table:table-cell office:value-type="float" office:value="1299">
                <text:p>129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07/06-07/13</text:p>
              </table:table-cell>
              <table:table-cell office:value-type="float" office:value="1478">
                <text:p>147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07/13-07/20</text:p>
              </table:table-cell>
              <table:table-cell office:value-type="float" office:value="1545">
                <text:p>154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07/20-07/27</text:p>
              </table:table-cell>
              <table:table-cell office:value-type="float" office:value="1526">
                <text:p>152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07/27-08/03</text:p>
              </table:table-cell>
              <table:table-cell office:value-type="float" office:value="1636">
                <text:p>163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08/03-08/10</text:p>
              </table:table-cell>
              <table:table-cell office:value-type="float" office:value="1461">
                <text:p>146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08/10-08/17</text:p>
              </table:table-cell>
              <table:table-cell office:value-type="float" office:value="1494">
                <text:p>149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08/17-08/24</text:p>
              </table:table-cell>
              <table:table-cell office:value-type="float" office:value="1650">
                <text:p>165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08/24-08/31</text:p>
              </table:table-cell>
              <table:table-cell office:value-type="float" office:value="1434">
                <text:p>143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08/31-09/07</text:p>
              </table:table-cell>
              <table:table-cell office:value-type="float" office:value="1592">
                <text:p>159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9/07-09/14</text:p>
              </table:table-cell>
              <table:table-cell office:value-type="float" office:value="1052">
                <text:p>105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09/14-09/21</text:p>
              </table:table-cell>
              <table:table-cell office:value-type="float" office:value="1297">
                <text:p>129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09/21-09/28</text:p>
              </table:table-cell>
              <table:table-cell office:value-type="float" office:value="1410">
                <text:p>1410</text:p>
              </table:table-cell>
              <table:table-cell office:value-type="float" office:value="950">
                <text:p>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